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63ed" officeooo:paragraph-rsid="00049dd8"/>
    </style:style>
    <style:style style:name="P2" style:family="paragraph" style:parent-style-name="Standard" style:list-style-name="L1"/>
    <style:style style:name="P3" style:family="paragraph" style:parent-style-name="Standard" style:list-style-name="L1">
      <style:text-properties officeooo:paragraph-rsid="00049dd8"/>
    </style:style>
    <style:style style:name="P4" style:family="paragraph" style:parent-style-name="Standard">
      <style:text-properties officeooo:rsid="000863ed" officeooo:paragraph-rsid="000a87b0"/>
    </style:style>
    <style:style style:name="P5" style:family="paragraph" style:parent-style-name="Standard">
      <style:text-properties officeooo:rsid="000863ed" officeooo:paragraph-rsid="000aafc1"/>
    </style:style>
    <style:style style:name="P6" style:family="paragraph" style:parent-style-name="Standard">
      <style:text-properties officeooo:paragraph-rsid="000aafc1"/>
    </style:style>
    <style:style style:name="T1" style:family="text">
      <style:text-properties officeooo:rsid="000863ed"/>
    </style:style>
    <style:style style:name="T2" style:family="text">
      <style:text-properties officeooo:rsid="000a87b0"/>
    </style:style>
    <style:style style:name="T3" style:family="text">
      <style:text-properties officeooo:rsid="000aafc1"/>
    </style:style>
    <style:style style:name="T4" style:family="text">
      <style:text-properties officeooo:rsid="000b50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56535298" text:style-name="L1">
        <text:list-item>
          <text:p text:style-name="P3">A general outline of your understanding of the assigned work.</text:p>
          <text:p text:style-name="P3"/>
        </text:list-item>
      </text:list>
      <text:p text:style-name="P4"><text:tab/>For the first question, our code will create a child process from the parent process with the fork(). The created child process is making an isolated environment. In other words, we cannot read data directly from the parent process. As we learn in class, we need to create a communication method with pipes. These pipes will move their results. We have three datasets that contain random double values. In my code, I need to find the current minimum, maximum, and expected string values in given datasets. These values move to the parent and print the last values with the results.</text:p>
      <text:p text:style-name="P4"/>
      <text:p text:style-name="P4">For the second question, the code will create threads. It will process the same datasets, and it will generate outputs. The thread structure is different from the process structure. We can read threads outputs directly. So, in code, that will create the thread, and that will print with the joining thread.</text:p>
      <text:p text:style-name="P4"/>
      <text:list xml:id="list201443334161999" text:continue-numbering="true" text:style-name="L1">
        <text:list-item>
          <text:p text:style-name="P2">A clear statement about the assigned work/components you believe you have done/completed successfully.</text:p>
        </text:list-item>
      </text:list>
      <text:p text:style-name="Standard"/>
      <text:p text:style-name="P6"><text:span text:style-name="T3"><text:tab/>All component</text:span><text:span text:style-name="T4">s</text:span><text:span text:style-name="T3"> working correctly. The task </text:span><text:span text:style-name="T4">was </text:span><text:span text:style-name="T3">completed with all functionalities.</text:span></text:p>
      <text:p text:style-name="P6"/>
      <text:list xml:id="list201444712903994" text:continue-numbering="true" text:style-name="L1">
        <text:list-item>
          <text:p text:style-name="P2">A statement about the work you believe you might have not completed successfully (feel free to comment on related problems, if any).</text:p>
        </text:list-item>
      </text:list>
      <text:p text:style-name="Standard"/>
      <text:p text:style-name="P5"><text:tab/> Everything seems correct with <text:span text:style-name="T4">the a</text:span>ssignment instructions.</text:p>
      <text:p text:style-name="P6"/>
      <text:list xml:id="list201444257936406" text:continue-numbering="true" text:style-name="L1">
        <text:list-item>
          <text:p text:style-name="P2">Anything else related to your work that you might wish to comment upon.</text:p>
        </text:list-item>
      </text:list>
      <text:p text:style-name="Standard"/>
      <text:p text:style-name="P1"><text:tab/>I wished to use a double buffer to move the total maximum <text:span text:style-name="T3">in </text:span><text:span text:style-name="T4">the</text:span><text:span text:style-name="T3"> first question</text:span>. <text:span text:style-name="T3">Otherwise, everything worked as I expected.</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2-10-18T20:14:40.177527418</dc:date>
    <meta:editing-duration>PT18M6S</meta:editing-duration>
    <meta:editing-cycles>5</meta:editing-cycles>
    <meta:document-statistic meta:table-count="0" meta:image-count="0" meta:object-count="0" meta:page-count="1" meta:paragraph-count="9" meta:word-count="253" meta:character-count="1531" meta:non-whitespace-character-count="1285"/>
  </office:meta>
</office:document-meta>
</file>